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6.4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8.927cm"/>
    </style:style>
    <style:style style:name="co8" style:family="table-column">
      <style:table-column-properties fo:break-before="auto" style:column-width="9.899cm"/>
    </style:style>
    <style:style style:name="co9" style:family="table-column">
      <style:table-column-properties fo:break-before="auto" style:column-width="1.665cm"/>
    </style:style>
    <style:style style:name="co10" style:family="table-column">
      <style:table-column-properties fo:break-before="auto" style:column-width="3.538cm"/>
    </style:style>
    <style:style style:name="co11" style:family="table-column">
      <style:table-column-properties fo:break-before="auto" style:column-width="9.87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 style:vertical-align="middle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0"/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10"/>
        <table:table-column table:style-name="co5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2" office:value-type="string">
            <text:p>Hardware</text:p>
          </table:table-cell>
          <table:table-cell/>
          <table:table-cell table:style-name="ce1" office:value-type="float" office:value="5">
            <text:p>5</text:p>
          </table:table-cell>
          <table:table-cell table:style-name="ce5" office:value-type="string">
            <text:p>Alu extrusion 200mm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number-columns-repeated="2"/>
          <table:table-cell table:style-name="ce1" office:value-type="float" office:value="6">
            <text:p>6</text:p>
          </table:table-cell>
          <table:table-cell table:style-name="ce5" office:value-type="string">
            <text:p>Alu extrusion 300mm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8" office:value-type="string">
            <text:p>Smooth-rod 300mm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/>
          <table:table-cell table:style-name="ce6"/>
          <table:table-cell table:style-name="ce1" office:value-type="float" office:value="2">
            <text:p>2</text:p>
          </table:table-cell>
          <table:table-cell table:style-name="ce5" office:value-type="string">
            <text:p>M5 threaded rod 230mm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/>
          <table:table-cell table:style-name="ce6"/>
          <table:table-cell table:style-name="ce1" office:value-type="float" office:value="1">
            <text:p>1</text:p>
          </table:table-cell>
          <table:table-cell table:style-name="ce8" office:value-type="string">
            <text:p>600mm belt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8" office:value-type="string">
            <text:p>700mm belt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 table:number-rows-repeated="2"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2" office:value-type="string">
            <text:p>Divers et options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pince à épil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6"/>
          <table:table-cell table:style-name="ce7" office:value-type="float" office:value="20">
            <text:p>20</text:p>
          </table:table-cell>
          <table:table-cell table:style-name="ce5" office:value-type="string">
            <text:p>Serre-cable</text:p>
          </table:table-cell>
          <table:table-cell table:style-name="ce1" office:value-type="float" office:value="7">
            <text:p>7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5" office:value-type="string">
            <text:p>Rouleau de Kapto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2" office:value-type="string" table:number-columns-spanned="1" table:number-rows-spanned="2">
            <text:p>LaserCut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RepRap.org pl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Big underplate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9" office:value-type="string">
            <text:p>Bobine de PLA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3" office:value-type="string">
            <text:p>To-Do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4" office:value-type="string">
            <text:p>Printed parts clean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X-ends oil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Stepper drivers set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Endstops solder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Fan prolongat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10">
          <table:table-cell table:number-columns-repeated="4"/>
          <table:table-cell table:style-name="Default"/>
          <table:table-cell table:style-name="ce1" table:number-columns-repeated="2"/>
          <table:table-cell table:style-name="ce8" table:number-columns-repeated="1016"/>
        </table:table-row>
        <table:table-row table:style-name="ro1" table:number-rows-repeated="65382">
          <table:table-cell table:style-name="ce1" table:number-columns-repeated="3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ardware Box" table:style-name="ta1" table:print="false">
        <office:forms form:automatic-focus="false" form:apply-design-mode="false"/>
        <table:table-column table:style-name="co6" table:default-cell-style-name="ce1"/>
        <table:table-column table:style-name="co5" table:default-cell-style-name="ce1"/>
        <table:table-column table:style-name="co7" table:default-cell-style-name="ce13"/>
        <table:table-column table:style-name="co5" table:number-columns-repeated="3" table:default-cell-style-name="Default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M4 T-nut</text:p>
          </table:table-cell>
          <table:table-cell table:style-name="ce11" office:value-type="float" office:value="10" table:number-columns-spanned="1" table:number-rows-spanned="27">
            <text:p>10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float" office:value="49">
            <text:p>49</text:p>
          </table:table-cell>
          <table:table-cell office:value-type="string">
            <text:p>M4x8 Round head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3x8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3x12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belt clamp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3x16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3x2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3 nut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3 washer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ulleys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office:value-type="string">
            <text:p>Linear Bearing 6mm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office:value-type="string">
            <text:p>603ZZ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Microswitch endstop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5" office:value-type="string">
            <text:p>heatshrink tubing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string">
            <text:p>Vinyl coupling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5 nut nylon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 nylock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Ressorts pour plateau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x30 TF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Insert d'entrainement du filament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3x35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5 nut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neumatic fitting</text:p>
          </table:table-cell>
          <table:covered-table-cell/>
          <table:table-cell table:number-columns-repeated="2"/>
        </table:table-row>
        <table:table-row table:style-name="ro1">
          <table:table-cell table:style-name="ce10"/>
          <table:table-cell table:style-name="ce12" office:value-type="float" office:value="2">
            <text:p>2</text:p>
          </table:table-cell>
          <table:table-cell table:style-name="ce5" office:value-type="string">
            <text:p>Extruder spring</text:p>
          </table:table-cell>
          <table:covered-table-cell/>
          <table:table-cell table:number-columns-repeated="2"/>
        </table:table-row>
        <table:table-row table:style-name="ro1">
          <table:table-cell table:style-name="Default" table:number-columns-repeated="3"/>
          <table:covered-table-cell/>
          <table:table-cell table:number-columns-repeated="2"/>
        </table:table-row>
        <table:table-row table:style-name="ro1">
          <table:table-cell table:style-name="Default"/>
          <table:table-cell office:value-type="float" office:value="3">
            <text:p>3</text:p>
          </table:table-cell>
          <table:table-cell office:value-type="string">
            <text:p>Clés Allen</text:p>
          </table:table-cell>
          <table:covered-table-cell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ce14"/>
          <table:table-cell table:style-name="ce15"/>
        </table:table-row>
      </table:table>
      <table:table table:name="Printed Part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10"/>
        <table:table-column table:style-name="co5" table:number-columns-repeated="3" table:default-cell-style-name="ce10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foot front left</text:p>
          </table:table-cell>
          <table:table-cell table:style-name="ce1" office:value-type="float" office:value="17" table:number-columns-spanned="1" table:number-rows-spanned="24">
            <text:p>17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foot front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foot rear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foot rear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hinge-inner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hinge-inner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hinge-outer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hinge-outer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z-motor-bracket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z-motor-bracket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z-top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z-top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y-moto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y-idl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x-moto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x-idl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extruder-idl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x-carriage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2">
            <text:p>2</text:p>
          </table:table-cell>
          <table:table-cell table:style-name="ce5" office:value-type="string">
            <text:p>board moun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/>
          <table:table-cell table:style-name="ce5"/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/>
          <table:table-cell office:value-type="string">
            <text:p>addons</text:p>
          </table:table-cell>
          <table:covered-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/>
          <table:table-cell office:value-type="string">
            <text:p>Handle</text:p>
          </table:table-cell>
          <table:covered-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5" office:value-type="string">
            <text:p>active cooling fan holder</text:p>
          </table:table-cell>
          <table:covered-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 table:style-name="ce1"/>
          <table:table-cell table:style-name="ce5" office:value-type="string">
            <text:p>spool holder</text:p>
          </table:table-cell>
          <table:covered-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 table:style-name="ce1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6"/>
          <table:table-cell table:style-name="ce9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3">
          <table:table-cell table:number-columns-repeated="3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65406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lectronic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0" table:default-cell-style-name="ce5"/>
        <table:table-column table:style-name="co5" table:number-columns-repeated="1005" table:default-cell-style-name="ce8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1005"/>
        </table:table-row>
        <table:table-row table:style-name="ro1">
          <table:table-cell table:style-name="ce6"/>
          <table:table-cell office:value-type="float" office:value="5">
            <text:p>5</text:p>
          </table:table-cell>
          <table:table-cell table:style-name="ce8" office:value-type="string">
            <text:p>moteurs nema14</text:p>
          </table:table-cell>
          <table:table-cell office:value-type="float" office:value="9">
            <text:p>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Power Supply Unit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office:value-type="string">
            <text:p>Cable d'alimentation</text:p>
          </table:table-cell>
          <table:table-cell table:style-name="Default" office:value-type="float" office:value="12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Default" office:value-type="string">
            <text:p>Melzi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cable usb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office:value-type="string">
            <text:p>1m</text:p>
          </table:table-cell>
          <table:table-cell table:style-name="ce8" office:value-type="string">
            <text:p>Gaine spiralée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Interrupteur bleu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m</text:p>
          </table:table-cell>
          <table:table-cell office:value-type="string">
            <text:p>18 awg (0,3m green – 0,35m red/black)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m</text:p>
          </table:table-cell>
          <table:table-cell table:style-name="Default" office:value-type="string">
            <text:p>26 awg (3,6m red/ 3,2m green/ 2,6m blue)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04"/>
        </table:table-row>
        <table:table-row table:style-name="ro1" table:number-rows-repeated="2">
          <table:table-cell table:number-columns-repeated="100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65384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Hoten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0"/>
        <table:table-column table:style-name="co5" table:number-columns-repeated="3" table:default-cell-style-name="ce10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tapered nut</text:p>
          </table:table-cell>
          <table:table-cell table:style-name="ce17" office:value-type="float" office:value="22" table:number-columns-spanned="1" table:number-rows-spanned="13">
            <text:p>22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nozzle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er block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sink block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ptfe tube 300mm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sink 40x40x10mm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M3x4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M3x10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cartridge heat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Thermisto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Fan 40x40x10mm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 table:style-name="ce8" office:value-type="string">
            <text:p>ferules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 table:style-name="ce8" office:value-type="string">
            <text:p>heatshrink tubing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3">
          <table:table-cell table:style-name="ce1" table:number-columns-repeated="2"/>
          <table:table-cell table:style-name="ce8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e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0"/>
        <table:table-column table:style-name="co5" table:number-columns-repeated="3" table:default-cell-style-name="ce10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Y-carriage</text:p>
          </table:table-cell>
          <table:table-cell table:style-name="ce17" office:value-type="float" office:value="18">
            <text:p>18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16" office:value-type="string">
            <text:p>alu plate</text:p>
          </table:table-cell>
          <table:table-cell table:style-name="ce17" office:value-type="float" office:value="18">
            <text:p>18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Peltier</text:p>
          </table:table-cell>
          <table:table-cell table:style-name="ce17" office:value-type="float" office:value="19">
            <text:p>19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Thermistor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ferules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sink grease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">
          <table:table-cell table:style-name="ce1" table:number-columns-repeated="2"/>
          <table:table-cell table:style-name="ce8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53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General BOM'.A10:'General BOM'.D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5cm" fo:margin-right="0.561cm" style:shadow="none" fo:background-color="transparent" style:print-page-order="ttb" style:first-page-number="continue" style:scale-to="150%" style:table-centering="horizontal" style:writing-mode="lr-tb" style:print="charts drawings grid objects zero-values">
        <style:background-image/>
      </style:page-layout-properties>
      <style:header-style>
        <style:header-footer-properties fo:min-height="0.961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3/09/2013</text:date>, <text:time>20:5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9H5M7S</meta:editing-duration>
    <meta:editing-cycles>465</meta:editing-cycles>
    <meta:generator>OpenOffice.org/3.4.1$Win32 OpenOffice.org_project/341m1$Build-9593</meta:generator>
    <dc:date>2013-09-03T20:55:21.58</dc:date>
    <dc:creator>Emmanuel Gilloz</dc:creator>
    <meta:printed-by>Emmanuel Gilloz</meta:printed-by>
    <meta:print-date>2013-06-15T10:23:23.71</meta:print-date>
    <meta:document-statistic meta:table-count="6" meta:cell-count="236" meta:object-count="0"/>
    <meta:user-defined meta:name="Info 1"/>
    <meta:user-defined meta:name="Info 2"/>
    <meta:user-defined meta:name="Info 3"/>
    <meta:user-defined meta:name="Info 4"/>
  </office:meta>
</office:document-meta>
</file>